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center"/>
      <style:text-properties fo:color="#000000" fo:font-size="24pt" style:font-size-asian="24pt" style:font-size-complex="24pt"/>
    </style:style>
    <style:style style:name="P2" style:parent-style-name="Título2" style:family="paragraph">
      <style:text-properties fo:font-weight="bold" style:font-weight-asian="bold" style:font-weight-complex="bold" fo:color="#000000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paragraph-properties fo:text-indent="0.4916in"/>
    </style:style>
    <style:style style:name="P5" style:parent-style-name="Normal" style:family="paragraph">
      <style:paragraph-properties fo:text-indent="0.4916in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ParágrafodaLista" style:family="paragraph"/>
    <style:style style:name="P8" style:parent-style-name="ParágrafodaLista" style:family="paragraph"/>
    <style:style style:name="P9" style:parent-style-name="ParágrafodaLista" style:family="paragraph"/>
    <style:style style:name="P10" style:parent-style-name="ParágrafodaLista" style:family="paragraph"/>
    <style:style style:name="P11" style:parent-style-name="ParágrafodaLista" style:family="paragraph"/>
    <style:style style:name="P12" style:parent-style-name="Normal" style:family="paragraph">
      <style:paragraph-properties fo:margin-left="0.4916in">
        <style:tab-stops/>
      </style:paragraph-properties>
    </style:style>
    <style:style style:name="P13" style:parent-style-name="Título2" style:family="paragraph">
      <style:text-properties fo:font-weight="bold" style:font-weight-asian="bold" style:font-weight-complex="bold" fo:color="#000000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paragraph-properties fo:text-indent="0.4916in"/>
    </style:style>
    <style:style style:name="P16" style:parent-style-name="Normal" style:family="paragraph">
      <style:paragraph-properties fo:text-indent="0.4916in"/>
    </style:style>
    <style:style style:name="P17" style:parent-style-name="Normal" style:family="paragraph">
      <style:paragraph-properties fo:text-indent="0.4916in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paragraph-properties fo:text-indent="0.4916in"/>
    </style:style>
    <style:style style:name="P20" style:parent-style-name="Normal" style:family="paragraph">
      <style:paragraph-properties fo:text-indent="0.4916in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ParágrafodaLista" style:family="paragraph"/>
    <style:style style:name="P23" style:parent-style-name="ParágrafodaLista" style:family="paragraph"/>
    <style:style style:name="P24" style:parent-style-name="ParágrafodaLista" style:family="paragraph"/>
    <style:style style:name="P25" style:parent-style-name="ParágrafodaLista" style:family="paragraph"/>
    <style:style style:name="P26" style:parent-style-name="Normal" style:family="paragraph">
      <style:paragraph-properties fo:margin-left="0.4916in">
        <style:tab-stops/>
      </style:paragraph-properties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ParágrafodaLista" style:family="paragraph"/>
    <style:style style:name="P29" style:parent-style-name="ParágrafodaLista" style:family="paragraph"/>
    <style:style style:name="P30" style:parent-style-name="ParágrafodaLista" style:family="paragraph"/>
    <style:style style:name="P31" style:parent-style-name="ParágrafodaLista" style:family="paragraph"/>
    <style:style style:name="P32" style:parent-style-name="Título2" style:family="paragraph">
      <style:text-properties fo:font-weight="bold" style:font-weight-asian="bold" style:font-weight-complex="bold" fo:color="#000000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ParágrafodaLista" style:family="paragraph"/>
    <style:style style:name="P35" style:parent-style-name="ParágrafodaLista" style:family="paragraph"/>
    <style:style style:name="P36" style:parent-style-name="ParágrafodaLista" style:family="paragraph"/>
    <style:style style:name="P37" style:parent-style-name="ParágrafodaLista" style:family="paragraph"/>
    <style:style style:name="P38" style:parent-style-name="ParágrafodaLista" style:family="paragraph"/>
    <style:style style:name="P39" style:parent-style-name="ParágrafodaLista" style:family="paragraph"/>
    <style:style style:name="P40" style:parent-style-name="ParágrafodaLista" style:family="paragraph">
      <style:paragraph-properties fo:margin-left="0.7416in">
        <style:tab-stops/>
      </style:paragraph-properties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ParágrafodaLista" style:family="paragraph"/>
    <style:style style:name="P44" style:parent-style-name="ParágrafodaLista" style:family="paragraph"/>
    <style:style style:name="P45" style:parent-style-name="ParágrafodaLista" style:family="paragraph"/>
    <style:style style:name="P46" style:parent-style-name="ParágrafodaLista" style:family="paragraph"/>
    <style:style style:name="P47" style:parent-style-name="ParágrafodaLista" style:family="paragraph"/>
    <style:style style:name="P48" style:parent-style-name="ParágrafodaLista" style:family="paragraph"/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ParágrafodaLista" style:family="paragraph"/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ParágrafodaLista" style:family="paragraph"/>
    <style:style style:name="P53" style:parent-style-name="ParágrafodaLista" style:family="paragraph"/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ParágrafodaLista" style:family="paragraph"/>
    <style:style style:name="P56" style:parent-style-name="ParágrafodaLista" style:family="paragraph"/>
    <style:style style:name="P57" style:parent-style-name="ParágrafodaLista" style:family="paragraph"/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ParágrafodaLista" style:family="paragraph"/>
    <style:style style:name="P62" style:parent-style-name="ParágrafodaLista" style:family="paragraph"/>
    <style:style style:name="P63" style:parent-style-name="ParágrafodaLista" style:family="paragraph"/>
    <style:style style:name="P64" style:parent-style-name="ParágrafodaLista" style:family="paragraph"/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ParágrafodaLista" style:family="paragraph"/>
    <style:style style:name="P67" style:parent-style-name="ParágrafodaLista" style:family="paragraph"/>
    <style:style style:name="P68" style:parent-style-name="ParágrafodaLista" style:family="paragraph"/>
    <style:style style:name="P69" style:parent-style-name="ParágrafodaLista" style:family="paragraph"/>
    <style:style style:name="P70" style:parent-style-name="ParágrafodaLista" style:family="paragraph"/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ParágrafodaLista" style:family="paragraph"/>
    <style:style style:name="P73" style:parent-style-name="ParágrafodaLista" style:family="paragraph"/>
    <style:style style:name="P74" style:parent-style-name="ParágrafodaLista" style:family="paragraph"/>
    <style:style style:name="P75" style:parent-style-name="ParágrafodaLista" style:family="paragraph"/>
    <style:style style:name="P76" style:parent-style-name="Título2" style:family="paragraph">
      <style:text-properties fo:font-weight="bold" style:font-weight-asian="bold" style:font-weight-complex="bold" fo:color="#000000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ParágrafodaLista" style:family="paragraph"/>
    <style:style style:name="P79" style:parent-style-name="ParágrafodaLista" style:family="paragraph"/>
    <style:style style:name="P80" style:parent-style-name="ParágrafodaLista" style:family="paragraph"/>
    <style:style style:name="P81" style:parent-style-name="ParágrafodaLista" style:family="paragraph"/>
    <style:style style:name="P82" style:parent-style-name="ParágrafodaLista" style:family="paragraph"/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ParágrafodaLista" style:family="paragraph"/>
    <style:style style:name="P85" style:parent-style-name="ParágrafodaLista" style:family="paragraph"/>
    <style:style style:name="P86" style:parent-style-name="ParágrafodaLista" style:family="paragraph"/>
    <style:style style:name="P87" style:parent-style-name="ParágrafodaLista" style:family="paragraph"/>
    <style:style style:name="P88" style:parent-style-name="ParágrafodaLista" style:family="paragraph"/>
    <style:style style:name="P89" style:parent-style-name="Título2" style:family="paragraph">
      <style:text-properties fo:font-weight="bold" style:font-weight-asian="bold" style:font-weight-complex="bold" fo:color="#000000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ParágrafodaLista" style:family="paragraph"/>
    <style:style style:name="P92" style:parent-style-name="ParágrafodaLista" style:family="paragraph"/>
    <style:style style:name="P93" style:parent-style-name="ParágrafodaLista" style:family="paragraph"/>
    <style:style style:name="P94" style:parent-style-name="ParágrafodaLista" style:family="paragraph"/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ParágrafodaLista" style:family="paragraph"/>
    <style:style style:name="P97" style:parent-style-name="ParágrafodaLista" style:family="paragraph"/>
    <style:style style:name="P98" style:parent-style-name="ParágrafodaLista" style:family="paragraph"/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ParágrafodaLista" style:family="paragraph"/>
    <style:style style:name="P101" style:parent-style-name="ParágrafodaLista" style:family="paragraph"/>
    <style:style style:name="P102" style:parent-style-name="ParágrafodaLista" style:family="paragraph"/>
    <style:style style:name="P103" style:parent-style-name="ParágrafodaLista" style:family="paragraph"/>
    <style:style style:name="P104" style:parent-style-name="ParágrafodaLista" style:family="paragraph"/>
    <style:style style:name="P105" style:parent-style-name="Título2" style:family="paragraph">
      <style:text-properties fo:font-weight="bold" style:font-weight-asian="bold" style:font-weight-complex="bold" fo:color="#000000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ParágrafodaLista" style:family="paragraph"/>
    <style:style style:name="P108" style:parent-style-name="ParágrafodaLista" style:family="paragraph"/>
    <style:style style:name="P109" style:parent-style-name="ParágrafodaLista" style:family="paragraph"/>
    <style:style style:name="P110" style:parent-style-name="ParágrafodaLista" style:family="paragraph"/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ParágrafodaLista" style:family="paragraph"/>
    <style:style style:name="P113" style:parent-style-name="ParágrafodaLista" style:family="paragraph"/>
    <style:style style:name="P114" style:parent-style-name="ParágrafodaLista" style:family="paragraph"/>
    <style:style style:name="P115" style:parent-style-name="Título2" style:family="paragraph">
      <style:text-properties fo:font-weight="bold" style:font-weight-asian="bold" style:font-weight-complex="bold" fo:color="#000000"/>
    </style:style>
    <style:style style:name="P116" style:parent-style-name="ParágrafodaLista" style:family="paragraph"/>
    <style:style style:name="P117" style:parent-style-name="Título2" style:family="paragraph">
      <style:text-properties fo:font-weight="bold" style:font-weight-asian="bold" style:font-weight-complex="bold" fo:color="#000000"/>
    </style:style>
  </office:automatic-styles>
  <office:body>
    <office:text text:use-soft-page-breaks="true">
      <text:h text:style-name="P1" text:outline-level="1">Documento de Visão e Escopo</text:h>
      <text:p text:style-name="Normal"/>
      <text:h text:style-name="P2" text:outline-level="2">1.Introdução</text:h>
      <text:p text:style-name="Normal"/>
      <text:h text:style-name="P3" text:outline-level="2">1.1. Propósito do Documento</text:h>
      <text:p text:style-name="P4">Este Documento de Visão e Escopo (DVS) tem como objetivo registrar os principais elementos conceituais do sistema de gestão de feiras, incluindo seu propósito, escopo, funcionalidades e restrições. Ele serve como referência para a equipe de desenvolvimento, os stakeholders e todos os envolvidos no ciclo de vida do projeto.</text:p>
      <text:p text:style-name="P5"/>
      <text:h text:style-name="P6" text:outline-level="2">1.2. Público-alvo do Documento</text:h>
      <text:list text:style-name="LFO5" text:continue-numbering="true">
        <text:list-item>
          <text:p text:style-name="P7">Equipe de desenvolvimento</text:p>
        </text:list-item>
        <text:list-item>
          <text:p text:style-name="P8">Analistas e arquitetos de software</text:p>
        </text:list-item>
        <text:list-item>
          <text:p text:style-name="P9">Professores/orientadores (em caso de projeto acadêmico)</text:p>
        </text:list-item>
        <text:list-item>
          <text:p text:style-name="P10">Usuários-chave (organizadores, expositores, visitantes)</text:p>
        </text:list-item>
        <text:list-item>
          <text:p text:style-name="P11">Avaliadores e partes interessadas do projeto</text:p>
        </text:list-item>
      </text:list>
      <text:p text:style-name="P12"/>
      <text:h text:style-name="P13" text:outline-level="2">2.Visão do Produto/Projeto</text:h>
      <text:p text:style-name="Normal"/>
      <text:h text:style-name="P14" text:outline-level="2">2.1. Declaração da Visão</text:h>
      <text:p text:style-name="P15">Para organizadores de feiras, expositores e visitantes que desejam participar de eventos com maior organização e acesso à informação, o Sistema de Gestão de Feiras Comerciais é uma plataforma web que centraliza o gerenciamento de feiras, produtos, expositores e ingressos.</text:p>
      <text:p text:style-name="P16">Diferente de métodos manuais e soluções desconectadas, nosso sistema oferece uma experiência intuitiva, com acesso público a informações, autenticação e controle refinado por tipo de usuário.</text:p>
      <text:p text:style-name="P17"/>
      <text:h text:style-name="P18" text:outline-level="2">2.2. Problema / Oportunidade de Negócio</text:h>
      <text:p text:style-name="P19">Feiras comerciais, especialmente de médio porte, enfrentam dificuldades para organizar dados de expositores, produtos e visitantes. Além disso, o acesso a essas informações muitas vezes depende de ferramentas improvisadas. O sistema proposto oferece uma solução digital robusta, centralizada e segura, com funcionalidades adequadas a cada perfil de usuário.</text:p>
      <text:p text:style-name="P20"/>
      <text:h text:style-name="P21" text:outline-level="2">2.3. Objetivos de Negócio</text:h>
      <text:list text:style-name="LFO4" text:continue-numbering="true">
        <text:list-item>
          <text:p text:style-name="P22"><text:s/>Centralizar a gestão de feiras, expositores e ingressos.</text:p>
        </text:list-item>
        <text:list-item>
          <text:p text:style-name="P23">Oferecer controle granular de permissões conforme o tipo de usuário.</text:p>
        </text:list-item>
        <text:list-item>
          <text:p text:style-name="P24"><text:s/>Permitir que informações sejam acessadas publicamente, promovendo transparência.</text:p>
        </text:list-item>
        <text:list-item>
          <text:p text:style-name="P25"><text:s/>Reduzir falhas e retrabalho por meio da automação e persistência dos dados.</text:p>
        </text:list-item>
      </text:list>
      <text:p text:style-name="P26"/>
      <text:h text:style-name="P27" text:outline-level="2">2.4. Públicos-Alvo e Stakeholders</text:h>
      <text:list text:style-name="LFO6" text:continue-numbering="true">
        <text:list-item>
          <text:p text:style-name="P28">Organizadores: Criar feiras, controlar expositores, analisar ingressos emitidos</text:p>
        </text:list-item>
        <text:list-item>
          <text:p text:style-name="P29">Expositores: Participar de feiras e divulgar seus produtos</text:p>
        </text:list-item>
        <text:list-item>
          <text:p text:style-name="P30">Visitantes/Usuários: Consultar feiras e produtos, emitir ingressos</text:p>
        </text:list-item>
        <text:list-item>
          <text:p text:style-name="P31">Desenvolvedores: Entregar uma aplicação segura, modular e escalável</text:p>
        </text:list-item>
      </text:list>
      <text:p text:style-name="Normal"/>
      <text:soft-page-break/>
      <text:h text:style-name="P32" text:outline-level="2">3. Escopo do Produto/Projeto</text:h>
      <text:p text:style-name="Normal"/>
      <text:h text:style-name="P33" text:outline-level="2">3.1. Entidades e Relacionamentos</text:h>
      <text:list text:style-name="LFO7" text:continue-numbering="true">
        <text:list-item>
          <text:p text:style-name="P34">Feira: possui múltiplos expositores e ingressos.</text:p>
        </text:list-item>
        <text:list-item>
          <text:p text:style-name="P35">Usuário: pode ou não estar autenticado; usuários autenticados podem retirar ingressos.</text:p>
        </text:list-item>
        <text:list-item>
          <text:p text:style-name="P36">Expositor: participa de múltiplas feiras e possui múltiplos produtos.</text:p>
        </text:list-item>
        <text:list-item>
          <text:p text:style-name="P37">Organizador: cria, edita e exclui feiras.</text:p>
        </text:list-item>
        <text:list-item>
          <text:p text:style-name="P38">Produto: pertence a um expositor em uma feira específica.</text:p>
        </text:list-item>
        <text:list-item>
          <text:p text:style-name="P39">Ingresso: está vinculado a uma única feira e a um usuário.</text:p>
        </text:list-item>
      </text:list>
      <text:p text:style-name="P40"/>
      <text:h text:style-name="P41" text:outline-level="2">3.2. Acesso por Tipo de Usuário</text:h>
      <text:p text:style-name="P42">Acesso Público (sem autenticação):</text:p>
      <text:list text:style-name="LFO8" text:continue-numbering="true">
        <text:list-item>
          <text:p text:style-name="P43">Listar feiras (nome)</text:p>
        </text:list-item>
        <text:list-item>
          <text:p text:style-name="P44">Listar expositores de uma feira</text:p>
        </text:list-item>
        <text:list-item>
          <text:p text:style-name="P45">Listar produtos de um expositor</text:p>
        </text:list-item>
        <text:list-item>
          <text:p text:style-name="P46">Ler dados de feira (nome, descrição, data, localidade)</text:p>
        </text:list-item>
        <text:list-item>
          <text:p text:style-name="P47">Ler dados de expositor (nome, descrição, contato)</text:p>
        </text:list-item>
        <text:list-item>
          <text:p text:style-name="P48">Ler dados de produto (nome, descrição, preço)</text:p>
        </text:list-item>
      </text:list>
      <text:p text:style-name="ParágrafodaLista"/>
      <text:p text:style-name="P49">Usuário Autenticado:</text:p>
      <text:list text:style-name="LFO9" text:continue-numbering="true">
        <text:list-item>
          <text:p text:style-name="P50">Emitir e excluir ingressos próprios</text:p>
        </text:list-item>
      </text:list>
      <text:p text:style-name="ParágrafodaLista"/>
      <text:p text:style-name="P51">Expositor Autenticado:</text:p>
      <text:list text:style-name="LFO9" text:continue-numbering="true">
        <text:list-item>
          <text:p text:style-name="P52">Criar, editar e excluir produtos</text:p>
        </text:list-item>
        <text:list-item>
          <text:p text:style-name="P53">Escolher feiras em que deseja expor</text:p>
        </text:list-item>
      </text:list>
      <text:p text:style-name="ParágrafodaLista"/>
      <text:p text:style-name="P54">Organizador Autenticado:</text:p>
      <text:list text:style-name="LFO9" text:continue-numbering="true">
        <text:list-item>
          <text:p text:style-name="P55">Criar, editar e excluir feiras</text:p>
        </text:list-item>
        <text:list-item>
          <text:p text:style-name="P56">Visualizar ingressos emitidos</text:p>
        </text:list-item>
        <text:list-item>
          <text:p text:style-name="P57">Gerenciar expositores de suas feiras</text:p>
        </text:list-item>
      </text:list>
      <text:p text:style-name="Normal"/>
      <text:p text:style-name="ParágrafodaLista"/>
      <text:h text:style-name="P58" text:outline-level="2">3.3. Limites do Projeto</text:h>
      <text:h text:style-name="P59" text:outline-level="2"/>
      <text:p text:style-name="P60">Dentro do Escopo:</text:p>
      <text:list text:style-name="LFO10" text:continue-numbering="true">
        <text:list-item>
          <text:p text:style-name="P61">CRUD de feiras, expositores, produtos e ingressos</text:p>
        </text:list-item>
        <text:list-item>
          <text:p text:style-name="P62">Sistema de autenticação com sessões e controle por tipo de usuário</text:p>
        </text:list-item>
        <text:list-item>
          <text:p text:style-name="P63">Interface responsiva com acesso web</text:p>
        </text:list-item>
        <text:list-item>
          <text:p text:style-name="P64">Filtros e buscas simples por localidade e nome</text:p>
        </text:list-item>
      </text:list>
      <text:p text:style-name="ParágrafodaLista"/>
      <text:p text:style-name="P65">Fora do Escopo:</text:p>
      <text:list text:style-name="LFO11" text:continue-numbering="true">
        <text:list-item>
          <text:p text:style-name="P66">Upload de imagens</text:p>
        </text:list-item>
        <text:list-item>
          <text:p text:style-name="P67">Validação de ingresso por QR Code</text:p>
        </text:list-item>
        <text:list-item>
          <text:p text:style-name="P68">Confirmação por e-mail</text:p>
        </text:list-item>
        <text:list-item>
          <text:p text:style-name="P69">Painel de estatísticas e dashboards</text:p>
        </text:list-item>
        <text:list-item>
          <text:p text:style-name="P70">Customização visual de ingressos</text:p>
        </text:list-item>
      </text:list>
      <text:p text:style-name="ParágrafodaLista"/>
      <text:h text:style-name="P71" text:outline-level="2">3.4. Interfaces e Integrações</text:h>
      <text:list text:style-name="LFO12" text:continue-numbering="true">
        <text:list-item>
          <text:p text:style-name="P72">Interface web (frontend) responsiva</text:p>
        </text:list-item>
        <text:list-item>
          <text:p text:style-name="P73">API backend com controle de sessão e autenticação</text:p>
        </text:list-item>
        <text:list-item>
          <text:p text:style-name="P74">Banco de dados relacional (PostgreSQL ou SQLite)</text:p>
        </text:list-item>
        <text:list-item>
          <text:p text:style-name="P75">Futuras integrações com sistemas de pagamento ou analytics estão fora do escopo atual</text:p>
        </text:list-item>
      </text:list>
      <text:p text:style-name="ParágrafodaLista"/>
      <text:h text:style-name="P76" text:outline-level="2">4. Requisitos de Alto Nível</text:h>
      <text:p text:style-name="Normal"/>
      <text:h text:style-name="P77" text:outline-level="2">4.1. Funcionalidades</text:h>
      <text:list text:style-name="LFO13" text:continue-numbering="true">
        <text:list-item>
          <text:p text:style-name="P78">CRUD completo para feiras, expositores e produtos</text:p>
        </text:list-item>
        <text:list-item>
          <text:p text:style-name="P79">Emissão e exclusão de ingressos</text:p>
        </text:list-item>
        <text:list-item>
          <text:p text:style-name="P80">Listagem pública de dados básicos</text:p>
        </text:list-item>
        <text:list-item>
          <text:p text:style-name="P81">Associação de produtos com expositores e feiras</text:p>
        </text:list-item>
        <text:list-item>
          <text:p text:style-name="P82">Autenticação com controle de sessões</text:p>
        </text:list-item>
      </text:list>
      <text:p text:style-name="ParágrafodaLista"/>
      <text:h text:style-name="P83" text:outline-level="2">4.2. Características</text:h>
      <text:list text:style-name="LFO14" text:continue-numbering="true">
        <text:list-item>
          <text:p text:style-name="P84">Segurança: Senha forte obrigatória, controle de sessão e permissões por tipo de usuário</text:p>
        </text:list-item>
        <text:list-item>
          <text:p text:style-name="P85">Usabilidade: Interface limpa, acessível por celular e desktop</text:p>
        </text:list-item>
        <text:list-item>
          <text:p text:style-name="P86">Confiabilidade: Sistema estável, com prevenção de ações inválidas</text:p>
        </text:list-item>
        <text:list-item>
          <text:p text:style-name="P87">Escalabilidade: Projeto preparado para migração futura para serviços em nuvem</text:p>
        </text:list-item>
        <text:list-item>
          <text:p text:style-name="P88">Manutenibilidade: Código limpo, modular, documentado</text:p>
        </text:list-item>
      </text:list>
      <text:p text:style-name="ParágrafodaLista"/>
      <text:h text:style-name="P89" text:outline-level="2">5. Restrições, Suposições e Riscos</text:h>
      <text:p text:style-name="Normal"/>
      <text:h text:style-name="P90" text:outline-level="2">5.1. Restrições</text:h>
      <text:list text:style-name="LFO15" text:continue-numbering="true">
        <text:list-item>
          <text:p text:style-name="P91">Acesso apenas via navegador</text:p>
        </text:list-item>
        <text:list-item>
          <text:p text:style-name="P92">Sessões com timeout automático</text:p>
        </text:list-item>
        <text:list-item>
          <text:p text:style-name="P93">Apenas o criador pode editar ou excluir seus registros</text:p>
        </text:list-item>
        <text:list-item>
          <text:p text:style-name="P94">Registros com vínculos não poderão ser excluídos</text:p>
        </text:list-item>
      </text:list>
      <text:p text:style-name="ParágrafodaLista"/>
      <text:h text:style-name="P95" text:outline-level="2">5.2. Suposições</text:h>
      <text:list text:style-name="LFO16" text:continue-numbering="true">
        <text:list-item>
          <text:p text:style-name="P96">Os usuários terão acesso estável à internet</text:p>
        </text:list-item>
        <text:list-item>
          <text:p text:style-name="P97">Expositores e organizadores fornecerão dados válidos</text:p>
        </text:list-item>
        <text:list-item>
          <text:p text:style-name="P98">O sistema será hospedado em ambiente com autenticação de sessão</text:p>
        </text:list-item>
      </text:list>
      <text:p text:style-name="ParágrafodaLista"/>
      <text:h text:style-name="P99" text:outline-level="2">5.3. Riscos de Alto Nível</text:h>
      <text:list text:style-name="LFO17" text:continue-numbering="true">
        <text:list-item>
          <text:p text:style-name="P100">Conexão com a internet</text:p>
        </text:list-item>
        <text:list-item>
          <text:p text:style-name="P101">Baixo engajamento dos expositores</text:p>
        </text:list-item>
        <text:list-item>
          <text:p text:style-name="P102">Qualidade dos dados inseridos por terceiros</text:p>
        </text:list-item>
        <text:list-item>
          <text:p text:style-name="P103">Escalabilidade e desempenho</text:p>
        </text:list-item>
        <text:list-item>
          <text:p text:style-name="P104">Dependência de tecnologias de terceiros</text:p>
        </text:list-item>
      </text:list>
      <text:p text:style-name="ParágrafodaLista"/>
      <text:h text:style-name="P105" text:outline-level="2">6. Critérios de Sucesso</text:h>
      <text:p text:style-name="Normal"/>
      <text:h text:style-name="P106" text:outline-level="2">6.1. Métricas de Sucesso</text:h>
      <text:list text:style-name="LFO18" text:continue-numbering="true">
        <text:list-item>
          <text:p text:style-name="P107">100% dos CRUDs funcionais e testados</text:p>
        </text:list-item>
        <text:list-item>
          <text:p text:style-name="P108">Consultas públicas acessíveis sem login</text:p>
        </text:list-item>
        <text:list-item>
          <text:p text:style-name="P109">Nenhum registro excluído com relacionamentos ativos</text:p>
        </text:list-item>
        <text:list-item>
          <text:p text:style-name="P110">Ingressos emitidos corretamente com número, nome da feira e data</text:p>
        </text:list-item>
      </text:list>
      <text:p text:style-name="ParágrafodaLista"/>
      <text:h text:style-name="P111" text:outline-level="2">6.2. Critérios de Aceitação</text:h>
      <text:list text:style-name="LFO19" text:continue-numbering="true">
        <text:list-item>
          <text:p text:style-name="P112">Interface aprovada pelos stakeholders</text:p>
        </text:list-item>
        <text:list-item>
          <text:p text:style-name="P113">Todas as permissões corretamente aplicadas</text:p>
        </text:list-item>
        <text:list-item>
          <text:p text:style-name="P114">Ingressos devem apresentar as informações esperadas</text:p>
        </text:list-item>
      </text:list>
      <text:p text:style-name="ParágrafodaLista"/>
      <text:h text:style-name="P115" text:outline-level="2">7. Glossário</text:h>
      <text:p text:style-name="Normal"/>
      <text:list text:style-name="LFO20" text:continue-numbering="true">
        <text:list-item>
          <text:p text:style-name="P116">CRUD: Conjunto de operações de Criar, Ler, Atualizar e Deletar.</text:p>
        </text:list-item>
      </text:list>
      <text:p text:style-name="ParágrafodaLista"/>
      <text:h text:style-name="P117" text:outline-level="2">8. Ferramentas Utilizadas</text:h>
      <text:p text:style-name="Normal">(Seção a ser preenchida com tecnologias, bibliotecas, frameworks etc.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Aptos Display" fo:color="#0F4761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3pt" style:font-size-asian="13pt" style:font-size-complex="13pt"/>
    </style:style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Lucas Saad</meta:initial-creator>
    <dc:creator>Lucas Saad</dc:creator>
    <meta:creation-date>2025-06-13T20:43:00Z</meta:creation-date>
    <dc:date>2025-06-13T20:50:00Z</dc:date>
    <meta:print-date>2025-06-12T01:04:00Z</meta:print-date>
    <meta:template xlink:href="Normal.dotm" xlink:type="simple"/>
    <meta:editing-cycles>5</meta:editing-cycles>
    <meta:editing-duration>PT600S</meta:editing-duration>
    <meta:document-statistic meta:page-count="4" meta:paragraph-count="11" meta:word-count="882" meta:character-count="5636" meta:row-count="39" meta:non-whitespace-character-count="4765"/>
  </office:meta>
</office:document-meta>
</file>